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3379" officeooo:paragraph-rsid="00183379"/>
    </style:style>
    <style:style style:name="P2" style:family="paragraph" style:parent-style-name="Standard">
      <style:text-properties officeooo:rsid="00183379" officeooo:paragraph-rsid="0023249a"/>
    </style:style>
    <style:style style:name="P3" style:family="paragraph" style:parent-style-name="Standard">
      <style:text-properties officeooo:rsid="001b3226" officeooo:paragraph-rsid="0023249a"/>
    </style:style>
    <style:style style:name="P4" style:family="paragraph" style:parent-style-name="Standard">
      <style:text-properties officeooo:rsid="001b3226" officeooo:paragraph-rsid="002c4467"/>
    </style:style>
    <style:style style:name="P5" style:family="paragraph" style:parent-style-name="Standard">
      <style:text-properties officeooo:rsid="001b3226" officeooo:paragraph-rsid="002f32d1"/>
    </style:style>
    <style:style style:name="P6" style:family="paragraph" style:parent-style-name="Standard">
      <style:text-properties officeooo:rsid="001bd7a9" officeooo:paragraph-rsid="001dd514"/>
    </style:style>
    <style:style style:name="P7" style:family="paragraph" style:parent-style-name="Standard">
      <style:text-properties fo:font-weight="bold" officeooo:rsid="001bd7a9" officeooo:paragraph-rsid="001bd7a9" style:font-weight-asian="bold" style:font-weight-complex="bold"/>
    </style:style>
    <style:style style:name="P8" style:family="paragraph" style:parent-style-name="Standard">
      <style:text-properties fo:font-weight="bold" officeooo:rsid="00183379" officeooo:paragraph-rsid="0024072a" style:font-weight-asian="bold" style:font-weight-complex="bold"/>
    </style:style>
    <style:style style:name="P9" style:family="paragraph" style:parent-style-name="Standard">
      <style:text-properties fo:font-weight="bold" officeooo:rsid="00183379" officeooo:paragraph-rsid="002abeb4" style:font-weight-asian="bold" style:font-weight-complex="bold"/>
    </style:style>
    <style:style style:name="P10" style:family="paragraph" style:parent-style-name="Standard">
      <style:text-properties fo:font-weight="bold" officeooo:rsid="001b3226" officeooo:paragraph-rsid="0024072a" style:font-weight-asian="bold" style:font-weight-complex="bold"/>
    </style:style>
    <style:style style:name="P11" style:family="paragraph" style:parent-style-name="Standard">
      <style:text-properties fo:font-weight="bold" officeooo:rsid="001b3226" officeooo:paragraph-rsid="002c4467" style:font-weight-asian="bold" style:font-weight-complex="bold"/>
    </style:style>
    <style:style style:name="P12" style:family="paragraph" style:parent-style-name="Standard">
      <style:text-properties fo:font-weight="normal" officeooo:rsid="00183379" officeooo:paragraph-rsid="00272ea8" style:font-weight-asian="normal" style:font-weight-complex="normal"/>
    </style:style>
    <style:style style:name="P13" style:family="paragraph" style:parent-style-name="Standard">
      <style:text-properties fo:font-weight="normal" officeooo:rsid="001b3226" officeooo:paragraph-rsid="0031224a" style:font-weight-asian="normal" style:font-weight-complex="normal"/>
    </style:style>
    <style:style style:name="P14" style:family="paragraph" style:parent-style-name="Standard">
      <style:paragraph-properties fo:line-height="150%"/>
      <style:text-properties fo:font-size="10pt" officeooo:rsid="000f1461" officeooo:paragraph-rsid="0037e7c5" style:font-size-asian="10pt" style:font-size-complex="10pt"/>
    </style:style>
    <style:style style:name="P15" style:family="paragraph" style:parent-style-name="Standard">
      <style:paragraph-properties fo:line-height="150%"/>
      <style:text-properties fo:font-size="10pt" fo:font-weight="bold" officeooo:rsid="001b3226" officeooo:paragraph-rsid="0037e7c5" style:font-size-asian="10pt" style:font-weight-asian="bold" style:font-size-complex="10pt" style:font-weight-complex="bold"/>
    </style:style>
    <style:style style:name="P16" style:family="paragraph" style:parent-style-name="Standard">
      <style:paragraph-properties fo:line-height="150%"/>
      <style:text-properties officeooo:paragraph-rsid="0037e7c5"/>
    </style:style>
    <style:style style:name="P17" style:family="paragraph" style:parent-style-name="Standard">
      <style:paragraph-properties fo:line-height="150%"/>
      <style:text-properties fo:color="#000080" style:font-name="Liberation Serif" fo:font-size="12pt" style:text-underline-style="solid" style:text-underline-width="auto" style:text-underline-color="font-color" officeooo:rsid="000f1461" officeooo:paragraph-rsid="0037e7c5" style:font-size-asian="12pt" style:font-size-complex="12pt"/>
    </style:style>
    <style:style style:name="P18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183379" officeooo:paragraph-rsid="00183379" style:font-weight-asian="bold" style:font-weight-complex="bold"/>
    </style:style>
    <style:style style:name="P1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b3226" officeooo:paragraph-rsid="0023249a"/>
    </style:style>
    <style:style style:name="P20" style:family="paragraph" style:parent-style-name="Standard">
      <style:text-properties officeooo:rsid="001b3226" officeooo:paragraph-rsid="002f32d1"/>
    </style:style>
    <style:style style:name="P21" style:family="paragraph" style:parent-style-name="Standard">
      <style:text-properties officeooo:rsid="001b3226" officeooo:paragraph-rsid="003ecff4"/>
    </style:style>
    <style:style style:name="P22" style:family="paragraph" style:parent-style-name="Standard">
      <style:text-properties officeooo:rsid="00183379" officeooo:paragraph-rsid="003ecff4"/>
    </style:style>
    <style:style style:name="P23" style:family="paragraph" style:parent-style-name="Standard">
      <style:text-properties fo:font-weight="bold" officeooo:rsid="001bd7a9" officeooo:paragraph-rsid="003ecff4" style:font-weight-asian="bold" style:font-weight-complex="bold"/>
    </style:style>
    <style:style style:name="P24" style:family="paragraph" style:parent-style-name="Standard">
      <style:text-properties fo:font-weight="bold" officeooo:rsid="00183379" officeooo:paragraph-rsid="003ecff4" style:font-weight-asian="bold" style:font-weight-complex="bold"/>
    </style:style>
    <style:style style:name="P25" style:family="paragraph" style:parent-style-name="Standard">
      <style:text-properties fo:font-weight="bold" officeooo:rsid="001b3226" officeooo:paragraph-rsid="003ecff4" style:font-weight-asian="bold" style:font-weight-complex="bold"/>
    </style:style>
    <style:style style:name="P26" style:family="paragraph" style:parent-style-name="Standard">
      <style:text-properties officeooo:rsid="001bd7a9" officeooo:paragraph-rsid="003ecff4"/>
    </style:style>
    <style:style style:name="P27" style:family="paragraph" style:parent-style-name="Standard">
      <style:text-properties fo:font-weight="normal" officeooo:rsid="00183379" officeooo:paragraph-rsid="003ecff4" style:font-weight-asian="normal" style:font-weight-complex="normal"/>
    </style:style>
    <style:style style:name="P28" style:family="paragraph" style:parent-style-name="Standard">
      <style:text-properties fo:font-weight="normal" officeooo:rsid="001b3226" officeooo:paragraph-rsid="003ecff4" style:font-weight-asian="normal" style:font-weight-complex="normal"/>
    </style:style>
    <style:style style:name="P29" style:family="paragraph" style:parent-style-name="Standard">
      <style:paragraph-properties fo:line-height="150%"/>
      <style:text-properties fo:font-size="10pt" fo:font-weight="bold" officeooo:rsid="001b3226" officeooo:paragraph-rsid="003ecff4" style:font-size-asian="10pt" style:font-weight-asian="bold" style:font-size-complex="10pt" style:font-weight-complex="bold"/>
    </style:style>
    <style:style style:name="P30" style:family="paragraph" style:parent-style-name="Standard">
      <style:paragraph-properties fo:line-height="150%"/>
      <style:text-properties fo:font-size="10pt" officeooo:rsid="000f1461" officeooo:paragraph-rsid="003ecff4" style:font-size-asian="10pt" style:font-size-complex="10pt"/>
    </style:style>
    <style:style style:name="P31" style:family="paragraph" style:parent-style-name="Standard">
      <style:paragraph-properties fo:line-height="150%"/>
      <style:text-properties fo:font-size="10pt" fo:font-weight="normal" officeooo:rsid="001b3226" officeooo:paragraph-rsid="003ecff4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line-height="150%"/>
      <style:text-properties officeooo:paragraph-rsid="003ecff4"/>
    </style:style>
    <style:style style:name="P33" style:family="paragraph" style:parent-style-name="Standard">
      <style:paragraph-properties fo:line-height="150%"/>
      <style:text-properties fo:color="#000080" style:font-name="Liberation Serif" fo:font-size="12pt" style:text-underline-style="solid" style:text-underline-width="auto" style:text-underline-color="font-color" officeooo:rsid="000f1461" officeooo:paragraph-rsid="003ecff4" style:font-size-asian="12pt" style:font-size-complex="12pt"/>
    </style:style>
    <style:style style:name="P34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183379" officeooo:paragraph-rsid="003ecff4" style:font-weight-asian="bold" style:font-weight-complex="bold"/>
    </style:style>
    <style:style style:name="P3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b3226" officeooo:paragraph-rsid="003ecff4"/>
    </style:style>
    <style:style style:name="T1" style:family="text">
      <style:text-properties officeooo:rsid="0019ce7c"/>
    </style:style>
    <style:style style:name="T2" style:family="text">
      <style:text-properties officeooo:rsid="001bd7a9"/>
    </style:style>
    <style:style style:name="T3" style:family="text">
      <style:text-properties officeooo:rsid="001dd514"/>
    </style:style>
    <style:style style:name="T4" style:family="text">
      <style:text-properties officeooo:rsid="001e6c9a"/>
    </style:style>
    <style:style style:name="T5" style:family="text">
      <style:text-properties officeooo:rsid="002140d6"/>
    </style:style>
    <style:style style:name="T6" style:family="text">
      <style:text-properties officeooo:rsid="0021f14f"/>
    </style:style>
    <style:style style:name="T7" style:family="text">
      <style:text-properties officeooo:rsid="0023249a"/>
    </style:style>
    <style:style style:name="T8" style:family="text">
      <style:text-properties style:font-name="Liberation Serif1" officeooo:rsid="0023249a"/>
    </style:style>
    <style:style style:name="T9" style:family="text">
      <style:text-properties style:font-name="Liberation Serif1" officeooo:rsid="0023249a" style:font-name-asian="Liberation Serif1" style:font-name-complex="Liberation Serif1"/>
    </style:style>
    <style:style style:name="T10" style:family="text">
      <style:text-properties style:font-name="Liberation Serif1" officeooo:rsid="0024072a" style:font-name-asian="Liberation Serif1" style:font-name-complex="Liberation Serif1"/>
    </style:style>
    <style:style style:name="T11" style:family="text">
      <style:text-properties style:font-name="Liberation Serif1" officeooo:rsid="002c4467" style:font-name-asian="Liberation Serif1" style:font-name-complex="Liberation Serif1"/>
    </style:style>
    <style:style style:name="T12" style:family="text">
      <style:text-properties style:font-name="Liberation Serif1" officeooo:rsid="002f32d1" style:font-name-asian="Liberation Serif1" style:font-name-complex="Liberation Serif1"/>
    </style:style>
    <style:style style:name="T13" style:family="text">
      <style:text-properties style:font-name="Liberation Serif1" officeooo:rsid="0031224a" style:font-name-asian="Liberation Serif1" style:font-name-complex="Liberation Serif1"/>
    </style:style>
    <style:style style:name="T14" style:family="text">
      <style:text-properties style:font-name="Liberation Serif1" officeooo:rsid="0032856e" style:font-name-asian="Liberation Serif1" style:font-name-complex="Liberation Serif1"/>
    </style:style>
    <style:style style:name="T15" style:family="text">
      <style:text-properties style:font-name="Liberation Serif1" fo:font-weight="normal" officeooo:rsid="0023249a" style:font-weight-asian="normal" style:font-weight-complex="normal"/>
    </style:style>
    <style:style style:name="T16" style:family="text">
      <style:text-properties style:font-name="Liberation Serif1" fo:font-size="12pt" fo:font-weight="normal" officeooo:rsid="0023249a" style:font-size-asian="12pt" style:font-weight-asian="normal" style:font-size-complex="12pt" style:font-weight-complex="normal"/>
    </style:style>
    <style:style style:name="T17" style:family="text">
      <style:text-properties style:font-name="Liberation Serif1" fo:font-size="12pt" officeooo:rsid="0023249a" style:font-size-asian="12pt" style:font-size-complex="12pt"/>
    </style:style>
    <style:style style:name="T18" style:family="text">
      <style:text-properties style:font-name="Liberation Serif1" fo:font-size="12pt" officeooo:rsid="0024072a" style:font-name-asian="Liberation Serif1" style:font-size-asian="12pt" style:font-name-complex="Liberation Serif1" style:font-size-complex="12pt"/>
    </style:style>
    <style:style style:name="T19" style:family="text">
      <style:text-properties style:font-name="Liberation Serif1" fo:font-size="12pt" officeooo:rsid="0037e7c5" style:font-name-asian="Liberation Serif1" style:font-size-asian="12pt" style:font-name-complex="Liberation Serif1" style:font-size-complex="12pt"/>
    </style:style>
    <style:style style:name="T20" style:family="text">
      <style:text-properties style:font-name="Liberation Serif1" fo:font-size="12pt" officeooo:rsid="002c4467" style:font-name-asian="Liberation Serif1" style:font-size-asian="12pt" style:font-name-complex="Liberation Serif1" style:font-size-complex="12pt"/>
    </style:style>
    <style:style style:name="T21" style:family="text">
      <style:text-properties style:font-name="Liberation Serif1" fo:font-size="12pt" officeooo:rsid="003ecff4" style:font-name-asian="Liberation Serif1" style:font-size-asian="12pt" style:font-name-complex="Liberation Serif1" style:font-size-complex="12pt"/>
    </style:style>
    <style:style style:name="T22" style:family="text">
      <style:text-properties style:font-name="Liberation Serif1" fo:font-size="12pt" officeooo:rsid="0023249a" style:font-name-asian="Liberation Serif1" style:font-size-asian="12pt" style:font-name-complex="Liberation Serif1" style:font-size-complex="12pt"/>
    </style:style>
    <style:style style:name="T23" style:family="text">
      <style:text-properties style:font-name="Liberation Serif1" fo:font-size="12pt" officeooo:rsid="0031224a" style:font-name-asian="Liberation Serif1" style:font-size-asian="12pt" style:font-name-complex="Liberation Serif1" style:font-size-complex="12pt"/>
    </style:style>
    <style:style style:name="T24" style:family="text">
      <style:text-properties officeooo:rsid="00272ea8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72ea8" style:font-weight-asian="normal" style:font-weight-complex="normal"/>
    </style:style>
    <style:style style:name="T27" style:family="text">
      <style:text-properties style:font-name="Liberation Serif" fo:font-size="12pt" officeooo:rsid="000f1461" style:font-size-asian="12pt" style:font-size-complex="12pt"/>
    </style:style>
    <style:style style:name="T28" style:family="text">
      <style:text-properties style:font-name="Liberation Serif" fo:font-size="12pt" fo:font-weight="normal" officeooo:rsid="001e0dd9" style:font-size-asian="12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35316d" style:font-size-asian="12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360834" style:font-size-asian="12pt" style:font-weight-asian="normal" style:font-size-complex="12pt" style:font-weight-complex="normal"/>
    </style:style>
    <style:style style:name="T31" style:family="text">
      <style:text-properties style:font-name="Liberation Serif" fo:font-size="12pt" fo:font-weight="normal" officeooo:rsid="0038cd64" style:font-name-asian="Liberation Serif1" style:font-size-asian="12pt" style:font-weight-asian="normal" style:font-name-complex="Liberation Serif1" style:font-size-complex="12pt" style:font-weight-complex="normal"/>
    </style:style>
    <style:style style:name="T32" style:family="text">
      <style:text-properties style:font-name="Liberation Serif" fo:font-size="12pt" fo:font-weight="normal" officeooo:rsid="00485469" style:font-name-asian="Liberation Serif1" style:font-size-asian="12pt" style:font-weight-asian="normal" style:font-name-complex="Liberation Serif1" style:font-size-complex="12pt" style:font-weight-complex="normal"/>
    </style:style>
    <style:style style:name="T33" style:family="text">
      <style:text-properties style:font-name="Liberation Serif" fo:font-size="12pt" fo:font-weight="normal" officeooo:rsid="0049593d" style:font-name-asian="Liberation Serif1" style:font-size-asian="12pt" style:font-weight-asian="normal" style:font-name-complex="Liberation Serif1" style:font-size-complex="12pt" style:font-weight-complex="normal"/>
    </style:style>
    <style:style style:name="T34" style:family="text">
      <style:text-properties style:font-name="Liberation Serif" fo:font-size="12pt" fo:font-weight="normal" officeooo:rsid="0037e7c5" style:font-name-asian="Liberation Serif1" style:font-size-asian="12pt" style:font-weight-asian="normal" style:font-name-complex="Liberation Serif1" style:font-size-complex="12pt" style:font-weight-complex="normal"/>
    </style:style>
    <style:style style:name="T35" style:family="text">
      <style:text-properties fo:color="#000080" style:font-name="Liberation Serif" fo:font-size="12pt" style:text-underline-style="solid" style:text-underline-width="auto" style:text-underline-color="font-color" officeooo:rsid="000f1461" style:font-size-asian="12pt" style:font-size-complex="12pt"/>
    </style:style>
    <style:style style:name="T36" style:family="text">
      <style:text-properties officeooo:rsid="003ecf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O<text:span text:style-name="T4">ù chercher ? Que lire ? Qu’écouter ?</text:span></text:p>
      <text:p text:style-name="P1"/>
      <text:p text:style-name="P7"><text:span text:style-name="T10">● </text:span>Où chercher ?</text:p>
      <text:p text:style-name="P6"><text:tab/><text:span text:style-name="T9">• </text:span>un moteur de recherche respectueux de la vie privée :</text:p>
      <text:p text:style-name="P6"><text:tab/><text:tab/><text:span text:style-name="T8">· </text:span><text:span text:style-name="T7">Duck Duck Go, </text:span><text:a xlink:type="simple" xlink:href="https://duckduckgo.com/" text:style-name="Internet_20_link" text:visited-style-name="Visited_20_Internet_20_Link">https://duckduckgo.com/</text:a> </text:p>
      <text:p text:style-name="P2"><text:tab/><text:span text:style-name="T9">• </text:span><text:span text:style-name="T2">une encyclopédie de qualité :</text:span></text:p>
      <text:p text:style-name="P2"><text:span text:style-name="T3"><text:tab/><text:tab/></text:span><text:span text:style-name="T8">· </text:span><text:span text:style-name="T3">Wikipedia, </text:span><text:a xlink:type="simple" xlink:href="https://fr.wikipedia.org/wiki/Wikipédia:Accueil_principal" text:style-name="Internet_20_link" text:visited-style-name="Visited_20_Internet_20_Link"><text:span text:style-name="T3">https://fr.wikipedia.org/wiki/Wikip%C3%A9dia:Accueil_principal</text:span></text:a></text:p>
      <text:p text:style-name="P1"/>
      <text:p text:style-name="P8"><text:span text:style-name="T10">● </text:span>Que lire ?</text:p>
      <text:p text:style-name="P12"><text:tab/><text:span text:style-name="T9">• </text:span>la presse française <text:span text:style-name="T24">adaptée aux jeunes :</text:span></text:p>
      <text:p text:style-name="P9"><text:span text:style-name="T25"><text:tab/><text:tab/></text:span><text:span text:style-name="T15">· </text:span><text:span text:style-name="T26">Un jour une actu (</text:span><text:a xlink:type="simple" xlink:href="https://www.1jour1actu.com/" text:style-name="Internet_20_link" text:visited-style-name="Visited_20_Internet_20_Link"><text:span text:style-name="T26">https://www.1jour1actu.com/</text:span></text:a><text:span text:style-name="T26">)</text:span></text:p>
      <text:p text:style-name="P2"><text:tab/><text:span text:style-name="T9">• </text:span>la presse française de qualité :</text:p>
      <text:p text:style-name="P2"><text:tab/><text:tab/><text:span text:style-name="T8">· </text:span>Le Monde <text:span text:style-name="T5">(</text:span><text:a xlink:type="simple" xlink:href="https://www.lemonde.fr/" text:style-name="Internet_20_link" text:visited-style-name="Visited_20_Internet_20_Link"><text:span text:style-name="T5">https://www.lemonde.fr/</text:span></text:a><text:span text:style-name="T5">)</text:span></text:p>
      <text:p text:style-name="P2"><text:tab/><text:tab/><text:span text:style-name="T8">· </text:span>Le Figaro <text:span text:style-name="T5">(</text:span><text:a xlink:type="simple" xlink:href="http://www.lefigaro.fr/" text:style-name="Internet_20_link" text:visited-style-name="Visited_20_Internet_20_Link"><text:span text:style-name="T5">http://www.lefigaro.fr/</text:span></text:a><text:span text:style-name="T5">)</text:span></text:p>
      <text:p text:style-name="P2"><text:tab/><text:tab/><text:span text:style-name="T8">· </text:span>Libération <text:span text:style-name="T5">(</text:span><text:a xlink:type="simple" xlink:href="http://www.lefigaro.fr/" text:style-name="Internet_20_link" text:visited-style-name="Visited_20_Internet_20_Link"><text:span text:style-name="T5">http://www.liberation.fr/</text:span></text:a><text:span text:style-name="T5">)</text:span></text:p>
      <text:p text:style-name="P2"><text:tab/><text:span text:style-name="T9">• </text:span>la presse allemande de qualité :</text:p>
      <text:p text:style-name="P2"><text:tab/><text:tab/><text:span text:style-name="T8">· </text:span>Die Welt <text:span text:style-name="T5">(</text:span><text:a xlink:type="simple" xlink:href="https://www.welt.de/" text:style-name="Internet_20_link" text:visited-style-name="Visited_20_Internet_20_Link"><text:span text:style-name="T5">https://www.welt.de/</text:span></text:a><text:span text:style-name="T5">)</text:span></text:p>
      <text:p text:style-name="P2"><text:tab/><text:span text:style-name="T9">• </text:span>la presse <text:span text:style-name="T1">anglaise</text:span> de qualité :</text:p>
      <text:p text:style-name="P2"><text:tab/><text:tab/><text:span text:style-name="T8">· </text:span><text:span text:style-name="T2">New York Times (</text:span><text:a xlink:type="simple" xlink:href="https://www.nytimes.com/" text:style-name="Internet_20_link" text:visited-style-name="Visited_20_Internet_20_Link"><text:span text:style-name="T2">https://www.nytimes.com</text:span></text:a><text:span text:style-name="T2">)</text:span></text:p>
      <text:p text:style-name="P2"><text:tab/><text:span text:style-name="T9">• </text:span>des blogs de qualité :</text:p>
      <text:p text:style-name="P2"><text:tab/><text:tab/><text:span text:style-name="T8">· </text:span>Sylvestre Huet sur la science : <text:a xlink:type="simple" xlink:href="https://www.lemonde.fr/blog/huet/" text:style-name="Internet_20_link" text:visited-style-name="Visited_20_Internet_20_Link">https://www.lemonde.fr/blog/huet/</text:a></text:p>
      <text:p text:style-name="P2"><text:tab/><text:tab/><text:span text:style-name="T8">· </text:span>l<text:span text:style-name="T6">e blog du Monde sur le sport : </text:span><text:a xlink:type="simple" xlink:href="https://www.lemonde.fr/blog/contre-pied/" text:style-name="Internet_20_link" text:visited-style-name="Visited_20_Internet_20_Link"><text:span text:style-name="T6">https://www.lemonde.fr/blog/contre-pied/</text:span></text:a><text:span text:style-name="T6"> </text:span></text:p>
      <text:p text:style-name="P1"/>
      <text:p text:style-name="P10"><text:span text:style-name="T10">● </text:span>Qu’écouter ?</text:p>
      <text:p text:style-name="P3"><text:tab/><text:span text:style-name="T9">• </text:span>une radio française de qualité</text:p>
      <text:p text:style-name="P3"><text:tab/><text:tab/><text:span text:style-name="T8">· </text:span>France Culture (<text:a xlink:type="simple" xlink:href="https://www.franceculture.fr/" text:style-name="Internet_20_link" text:visited-style-name="Visited_20_Internet_20_Link">https://www.franceculture.fr/</text:a>)</text:p>
      <text:p text:style-name="P19"/>
      <text:p text:style-name="P3"/>
      <text:p text:style-name="P15"><text:span text:style-name="T18">● </text:span><text:span text:style-name="T19">A propos du français</text:span></text:p>
      <text:p text:style-name="P14"><text:span text:style-name="T28"><text:tab/></text:span><text:span text:style-name="T16">·</text:span><text:span text:style-name="T31"> </text:span><text:span text:style-name="T29">trésor de la langue française : </text:span><text:a xlink:type="simple" xlink:href="http://atilf.atilf.fr/tlf.htm" text:style-name="Internet_20_link" text:visited-style-name="Visited_20_Internet_20_Link"><text:span text:style-name="T29">http://atilf.atilf.fr/tlf.htm</text:span></text:a></text:p>
      <text:p text:style-name="P14"><text:span text:style-name="T28"><text:tab/></text:span><text:span text:style-name="T16">·</text:span><text:span text:style-name="T31"> </text:span><text:span text:style-name="T32">wiktion</text:span><text:span text:style-name="T33">naire : </text:span><text:a xlink:type="simple" xlink:href="https://fr.wiktionary.org/wiki/Wiktionnaire:Page_d’accueil" text:style-name="Internet_20_link" text:visited-style-name="Visited_20_Internet_20_Link"><text:span text:style-name="T33">fr.wiktionary.org</text:span></text:a></text:p>
      <text:p text:style-name="P14"><text:span text:style-name="T29"><text:tab/></text:span><text:span text:style-name="T16">·</text:span><text:span text:style-name="T31"> </text:span><text:span text:style-name="T30">dictionnaire de synonymes : </text:span><text:a xlink:type="simple" xlink:href="http://crisco.unicaen.fr/des/" text:style-name="Internet_20_link" text:visited-style-name="Visited_20_Internet_20_Link"><text:span text:style-name="T30">http://crisco.unicaen.fr/des/</text:span></text:a><text:span text:style-name="T30"> </text:span></text:p>
      <text:p text:style-name="P16"><text:span text:style-name="T27"><text:tab/></text:span><text:span text:style-name="T17">·</text:span><text:span text:style-name="T31"> </text:span><text:span text:style-name="T34">accès gratuit à des milliers d’œuvres littéraires : </text:span><text:span text:style-name="T35">fr.wikisource.org/</text:span></text:p>
      <text:p text:style-name="P17"/>
      <text:p text:style-name="P11"><text:span text:style-name="T10">● </text:span><text:span text:style-name="T11">Divers</text:span></text:p>
      <text:p text:style-name="P13"><text:span text:style-name="T11"><text:tab/></text:span><text:span text:style-name="T9">•</text:span><text:span text:style-name="T11"> </text:span><text:span text:style-name="T13">pour réfléchir à son orientation</text:span></text:p>
      <text:p text:style-name="P13"><text:span text:style-name="T13"><text:tab/><text:tab/></text:span><text:span text:style-name="T9">· </text:span><text:span text:style-name="T14">site officiel de l’ONISEP,</text:span><text:span text:style-name="T9"> </text:span><text:a xlink:type="simple" xlink:href="http://www.onisep.fr/" text:style-name="Internet_20_link" text:visited-style-name="Visited_20_Internet_20_Link"><text:span text:style-name="T13">http://www.onisep.fr/</text:span></text:a></text:p>
      <text:p text:style-name="P4"><text:tab/><text:span text:style-name="T9">• </text:span><text:span text:style-name="T11">pour passer d’une langue à l’autre</text:span></text:p>
      <text:p text:style-name="P4"><text:span text:style-name="T11"><text:tab/><text:tab/></text:span><text:span text:style-name="T9">· </text:span><text:span text:style-name="T11">DeepL (</text:span><text:a xlink:type="simple" xlink:href="https://www.deepl.com/translator" text:style-name="Internet_20_link" text:visited-style-name="Visited_20_Internet_20_Link"><text:span text:style-name="T11">https://www.deepl.com/translator</text:span></text:a><text:span text:style-name="T11">)</text:span></text:p>
      <text:p text:style-name="P5"><text:span text:style-name="T11"><text:tab/></text:span><text:span text:style-name="T9">• </text:span><text:span text:style-name="T12">l’ENT du collège (</text:span><text:a xlink:type="simple" xlink:href="https://clg-flammarion.monbureaunumerique.fr/" text:style-name="Internet_20_link" text:visited-style-name="Visited_20_Internet_20_Link"><text:span text:style-name="T12">https://clg-flammarion.monbureaunumerique.fr/</text:span></text:a><text:span text:style-name="T12">)</text:span></text:p>
      <text:p text:style-name="P5"><text:span text:style-name="T11"><text:tab/></text:span><text:span text:style-name="T9">• </text:span><text:span text:style-name="T12">le site de M. Faure (</text:span><text:a xlink:type="simple" xlink:href="https://github.com/suizokukan/discipulis" text:style-name="Internet_20_link" text:visited-style-name="Visited_20_Internet_20_Link"><text:span text:style-name="T12">https://github.com/suizokukan/discipulis</text:span></text:a><text:span text:style-name="T12">)</text:span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34"><text:soft-page-break/><text:span text:style-name="T36">(version pour les Latinistes et Hellénistes) </text:span>O<text:span text:style-name="T4">ù chercher ? Que lire ? Qu’écouter ? </text:span></text:p>
      <text:p text:style-name="P22"/>
      <text:p text:style-name="P23"><text:span text:style-name="T10">● </text:span>Où chercher ?</text:p>
      <text:p text:style-name="P26"><text:tab/><text:span text:style-name="T9">• </text:span>un moteur de recherche respectueux de la vie privée :</text:p>
      <text:p text:style-name="P26"><text:tab/><text:tab/><text:span text:style-name="T8">· </text:span><text:span text:style-name="T7">Duck Duck Go, </text:span><text:a xlink:type="simple" xlink:href="https://duckduckgo.com/" text:style-name="Internet_20_link" text:visited-style-name="Visited_20_Internet_20_Link">https://duckduckgo.com/</text:a> </text:p>
      <text:p text:style-name="P22"><text:tab/><text:span text:style-name="T9">• </text:span><text:span text:style-name="T2">une encyclopédie de qualité :</text:span></text:p>
      <text:p text:style-name="P22"><text:span text:style-name="T3"><text:tab/><text:tab/></text:span><text:span text:style-name="T8">· </text:span><text:span text:style-name="T3">Wikipedia, </text:span><text:a xlink:type="simple" xlink:href="https://fr.wikipedia.org/wiki/Wikipédia:Accueil_principal" text:style-name="Internet_20_link" text:visited-style-name="Visited_20_Internet_20_Link"><text:span text:style-name="T3">https://fr.wikipedia.org/wiki/Wikip%C3%A9dia:Accueil_principal</text:span></text:a></text:p>
      <text:p text:style-name="P22"/>
      <text:p text:style-name="P24"><text:span text:style-name="T10">● </text:span>Que lire ?</text:p>
      <text:p text:style-name="P27"><text:tab/><text:span text:style-name="T9">• </text:span>la presse française <text:span text:style-name="T24">adaptée aux jeunes :</text:span></text:p>
      <text:p text:style-name="P24"><text:span text:style-name="T25"><text:tab/><text:tab/></text:span><text:span text:style-name="T15">· </text:span><text:span text:style-name="T26">Un jour une actu (</text:span><text:a xlink:type="simple" xlink:href="https://www.1jour1actu.com/" text:style-name="Internet_20_link" text:visited-style-name="Visited_20_Internet_20_Link"><text:span text:style-name="T26">https://www.1jour1actu.com/</text:span></text:a><text:span text:style-name="T26">)</text:span></text:p>
      <text:p text:style-name="P22"><text:tab/><text:span text:style-name="T9">• </text:span>la presse française de qualité :</text:p>
      <text:p text:style-name="P22"><text:tab/><text:tab/><text:span text:style-name="T8">· </text:span>Le Monde <text:span text:style-name="T5">(</text:span><text:a xlink:type="simple" xlink:href="https://www.lemonde.fr/" text:style-name="Internet_20_link" text:visited-style-name="Visited_20_Internet_20_Link"><text:span text:style-name="T5">https://www.lemonde.fr/</text:span></text:a><text:span text:style-name="T5">)</text:span></text:p>
      <text:p text:style-name="P22"><text:tab/><text:tab/><text:span text:style-name="T8">· </text:span>Le Figaro <text:span text:style-name="T5">(</text:span><text:a xlink:type="simple" xlink:href="http://www.lefigaro.fr/" text:style-name="Internet_20_link" text:visited-style-name="Visited_20_Internet_20_Link"><text:span text:style-name="T5">http://www.lefigaro.fr/</text:span></text:a><text:span text:style-name="T5">)</text:span></text:p>
      <text:p text:style-name="P22"><text:tab/><text:tab/><text:span text:style-name="T8">· </text:span>Libération <text:span text:style-name="T5">(</text:span><text:a xlink:type="simple" xlink:href="http://www.lefigaro.fr/" text:style-name="Internet_20_link" text:visited-style-name="Visited_20_Internet_20_Link"><text:span text:style-name="T5">http://www.liberation.fr/</text:span></text:a><text:span text:style-name="T5">)</text:span></text:p>
      <text:p text:style-name="P22"><text:tab/><text:span text:style-name="T9">• </text:span>la presse allemande de qualité :</text:p>
      <text:p text:style-name="P22"><text:tab/><text:tab/><text:span text:style-name="T8">· </text:span>Die Welt <text:span text:style-name="T5">(</text:span><text:a xlink:type="simple" xlink:href="https://www.welt.de/" text:style-name="Internet_20_link" text:visited-style-name="Visited_20_Internet_20_Link"><text:span text:style-name="T5">https://www.welt.de/</text:span></text:a><text:span text:style-name="T5">)</text:span></text:p>
      <text:p text:style-name="P22"><text:tab/><text:span text:style-name="T9">• </text:span>la presse <text:span text:style-name="T1">anglaise</text:span> de qualité :</text:p>
      <text:p text:style-name="P22"><text:tab/><text:tab/><text:span text:style-name="T8">· </text:span><text:span text:style-name="T2">New York Times (</text:span><text:a xlink:type="simple" xlink:href="https://www.nytimes.com/" text:style-name="Internet_20_link" text:visited-style-name="Visited_20_Internet_20_Link"><text:span text:style-name="T2">https://www.nytimes.com</text:span></text:a><text:span text:style-name="T2">)</text:span></text:p>
      <text:p text:style-name="P22"><text:tab/><text:span text:style-name="T9">• </text:span>des blogs de qualité :</text:p>
      <text:p text:style-name="P22"><text:tab/><text:tab/><text:span text:style-name="T8">· </text:span>Sylvestre Huet sur la science : <text:a xlink:type="simple" xlink:href="https://www.lemonde.fr/blog/huet/" text:style-name="Internet_20_link" text:visited-style-name="Visited_20_Internet_20_Link">https://www.lemonde.fr/blog/huet/</text:a></text:p>
      <text:p text:style-name="P22"><text:tab/><text:tab/><text:span text:style-name="T8">· </text:span>l<text:span text:style-name="T6">e blog du Monde sur le sport : </text:span><text:a xlink:type="simple" xlink:href="https://www.lemonde.fr/blog/contre-pied/" text:style-name="Internet_20_link" text:visited-style-name="Visited_20_Internet_20_Link"><text:span text:style-name="T6">https://www.lemonde.fr/blog/contre-pied/</text:span></text:a><text:span text:style-name="T6"> </text:span></text:p>
      <text:p text:style-name="P22"/>
      <text:p text:style-name="P25"><text:span text:style-name="T10">● </text:span>Qu’écouter ?</text:p>
      <text:p text:style-name="P21"><text:tab/><text:span text:style-name="T9">• </text:span>une radio française de qualité</text:p>
      <text:p text:style-name="P21"><text:tab/><text:tab/><text:span text:style-name="T8">· </text:span>France Culture (<text:a xlink:type="simple" xlink:href="https://www.franceculture.fr/" text:style-name="Internet_20_link" text:visited-style-name="Visited_20_Internet_20_Link">https://www.franceculture.fr/</text:a>)</text:p>
      <text:p text:style-name="P35"/>
      <text:p text:style-name="P21"/>
      <text:p text:style-name="P29"><text:span text:style-name="T18">● </text:span><text:span text:style-name="T19">A propos du français</text:span></text:p>
      <text:p text:style-name="P30"><text:span text:style-name="T28"><text:tab/></text:span><text:span text:style-name="T16">·</text:span><text:span text:style-name="T31"> </text:span><text:span text:style-name="T29">trésor de la langue française : </text:span><text:a xlink:type="simple" xlink:href="http://atilf.atilf.fr/tlf.htm" text:style-name="Internet_20_link" text:visited-style-name="Visited_20_Internet_20_Link"><text:span text:style-name="T29">http://atilf.atilf.fr/tlf.htm</text:span></text:a></text:p>
      <text:p text:style-name="P30"><text:span text:style-name="T28"><text:tab/></text:span><text:span text:style-name="T16">·</text:span><text:span text:style-name="T31"> </text:span><text:span text:style-name="T32">wiktion</text:span><text:span text:style-name="T33">naire : </text:span><text:a xlink:type="simple" xlink:href="https://fr.wiktionary.org/wiki/Wiktionnaire:Page_d’accueil" text:style-name="Internet_20_link" text:visited-style-name="Visited_20_Internet_20_Link"><text:span text:style-name="T33">fr.wiktionary.org</text:span></text:a></text:p>
      <text:p text:style-name="P30"><text:span text:style-name="T29"><text:tab/></text:span><text:span text:style-name="T16">·</text:span><text:span text:style-name="T31"> </text:span><text:span text:style-name="T30">dictionnaire de synonymes : </text:span><text:a xlink:type="simple" xlink:href="http://crisco.unicaen.fr/des/" text:style-name="Internet_20_link" text:visited-style-name="Visited_20_Internet_20_Link"><text:span text:style-name="T30">http://crisco.unicaen.fr/des/</text:span></text:a><text:span text:style-name="T30"> </text:span></text:p>
      <text:p text:style-name="P32"><text:span text:style-name="T27"><text:tab/></text:span><text:span text:style-name="T17">·</text:span><text:span text:style-name="T31"> </text:span><text:span text:style-name="T34">accès gratuit à des milliers d’œuvres littéraires : </text:span><text:span text:style-name="T35">fr.wikisource.org/</text:span></text:p>
      <text:p text:style-name="P33"/>
      <text:p text:style-name="P25"><text:span text:style-name="T10">● </text:span><text:span text:style-name="T11">Divers</text:span></text:p>
      <text:p text:style-name="P28"><text:span text:style-name="T11"><text:tab/></text:span><text:span text:style-name="T9">•</text:span><text:span text:style-name="T11"> </text:span><text:span text:style-name="T13">pour réfléchir à son orientation</text:span></text:p>
      <text:p text:style-name="P28"><text:span text:style-name="T13"><text:tab/><text:tab/></text:span><text:span text:style-name="T9">· </text:span><text:span text:style-name="T14">site officiel de l’ONISEP,</text:span><text:span text:style-name="T9"> </text:span><text:a xlink:type="simple" xlink:href="http://www.onisep.fr/" text:style-name="Internet_20_link" text:visited-style-name="Visited_20_Internet_20_Link"><text:span text:style-name="T13">http://www.onisep.fr/</text:span></text:a></text:p>
      <text:p text:style-name="P21"><text:tab/><text:span text:style-name="T9">• </text:span><text:span text:style-name="T11">pour passer d’une langue à l’autre</text:span></text:p>
      <text:p text:style-name="P21"><text:span text:style-name="T11"><text:tab/><text:tab/></text:span><text:span text:style-name="T9">· </text:span><text:span text:style-name="T11">DeepL (</text:span><text:a xlink:type="simple" xlink:href="https://www.deepl.com/translator" text:style-name="Internet_20_link" text:visited-style-name="Visited_20_Internet_20_Link"><text:span text:style-name="T11">https://www.deepl.com/translator</text:span></text:a><text:span text:style-name="T11">)</text:span></text:p>
      <text:p text:style-name="P21"><text:span text:style-name="T11"><text:tab/></text:span><text:span text:style-name="T9">• </text:span><text:span text:style-name="T12">l’ENT du collège (</text:span><text:a xlink:type="simple" xlink:href="https://clg-flammarion.monbureaunumerique.fr/" text:style-name="Internet_20_link" text:visited-style-name="Visited_20_Internet_20_Link"><text:span text:style-name="T12">https://clg-flammarion.monbureaunumerique.fr/</text:span></text:a><text:span text:style-name="T12">)</text:span></text:p>
      <text:p text:style-name="P21"><text:span text:style-name="T11"><text:tab/></text:span><text:span text:style-name="T9">• </text:span><text:span text:style-name="T12">le site de M. Faure (</text:span><text:a xlink:type="simple" xlink:href="https://github.com/suizokukan/discipulis" text:style-name="Internet_20_link" text:visited-style-name="Visited_20_Internet_20_Link"><text:span text:style-name="T12">https://github.com/suizokukan/discipulis</text:span></text:a><text:span text:style-name="T12">)</text:span></text:p>
      <text:p text:style-name="P21"/>
      <text:p text:style-name="P35"/>
      <text:p text:style-name="P21"/>
      <text:p text:style-name="P29"><text:span text:style-name="T18">● </text:span><text:span text:style-name="T21">A propos du latin et du grec</text:span></text:p>
      <text:p text:style-name="P31"><text:span text:style-name="T20"><text:tab/></text:span><text:span text:style-name="T22">•</text:span><text:span text:style-name="T20"> </text:span><text:span text:style-name="T21">Perseus : </text:span><text:a xlink:type="simple" xlink:href="http://www.perseus.tufts.edu/hopper/" text:style-name="Internet_20_link" text:visited-style-name="Visited_20_Internet_20_Link"><text:span text:style-name="T23">http://www.perseus.tufts.edu/hopper/</text:span></text:a></text:p>
      <text:p text:style-name="P31"><text:span text:style-name="T23"><text:tab/></text:span><text:span text:style-name="T22">• </text:span><text:span text:style-name="T21">textes en versions juxtalinéaires : </text:span><text:a xlink:type="simple" xlink:href="http://gerardgreco.free.fr/" text:style-name="Internet_20_link" text:visited-style-name="Visited_20_Internet_20_Link"><text:span text:style-name="T21">http://gerardgreco.free.fr/</text:span></text:a><text:span text:style-name="T2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08:48:58.923739556</meta:creation-date>
    <dc:date>2019-09-03T07:57:54.451000000</dc:date>
    <meta:editing-duration>PT55M24S</meta:editing-duration>
    <meta:editing-cycles>24</meta:editing-cycles>
    <meta:generator>LibreOffice/6.1.6.3$Windows_X86_64 LibreOffice_project/5896ab1714085361c45cf540f76f60673dd96a72</meta:generator>
    <meta:print-date>2019-09-03T07:53:11.468000000</meta:print-date>
    <meta:document-statistic meta:table-count="0" meta:image-count="0" meta:object-count="0" meta:page-count="2" meta:paragraph-count="73" meta:word-count="429" meta:character-count="3186" meta:non-whitespace-character-count="2736"/>
  </office:meta>
</office:document-meta>
</file>